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)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prefix="(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2in">
        <style:tab-stops/>
      </style:paragraph-properties>
    </style:style>
    <style:style style:name="T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" style:parent-style-name="DefaultParagraphFont" style:family="text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6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8" style:parent-style-name="ListParagraph" style:list-style-name="LFO15" style:family="paragraph"/>
    <style:style style:name="T9" style:parent-style-name="DefaultParagraphFont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P10" style:parent-style-name="Normal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11" style:parent-style-name="ListParagraph" style:list-style-name="LFO16" style:family="paragraph"/>
    <style:style style:name="T12" style:parent-style-name="DefaultParagraphFont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T13" style:parent-style-name="DefaultParagraphFont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P14" style:parent-style-name="ListParagraph" style:list-style-name="LFO10" style:family="paragraph"/>
    <style:style style:name="T15" style:parent-style-name="DefaultParagraphFont" style:family="text">
      <style:text-properties fo:color="#000000" fo:font-size="18pt" style:font-size-asian="18pt" style:font-size-complex="18pt"/>
    </style:style>
    <style:style style:name="T16" style:parent-style-name="DefaultParagraphFont" style:family="text">
      <style:text-properties fo:color="#000000" fo:font-size="18pt" style:font-size-asian="18pt" style:font-size-complex="18pt"/>
    </style:style>
    <style:style style:name="P17" style:parent-style-name="Normal" style:family="paragraph">
      <style:text-properties fo:color="#000000" fo:font-size="18pt" style:font-size-asian="18pt" style:font-size-complex="18pt"/>
    </style:style>
    <style:style style:name="P18" style:parent-style-name="ListParagraph" style:list-style-name="LFO16" style:family="paragraph"/>
    <style:style style:name="T19" style:parent-style-name="DefaultParagraphFont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T20" style:parent-style-name="DefaultParagraphFont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T21" style:parent-style-name="DefaultParagraphFont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T22" style:parent-style-name="DefaultParagraphFont" style:family="text">
      <style:text-properties fo:color="#000000" fo:font-size="18pt" style:font-size-asian="18pt" style:font-size-complex="18pt"/>
    </style:style>
    <style:style style:name="P23" style:parent-style-name="ListParagraph" style:list-style-name="LFO16" style:family="paragraph"/>
    <style:style style:name="T24" style:parent-style-name="DefaultParagraphFont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P25" style:parent-style-name="ListParagraph" style:list-style-name="LFO11" style:family="paragraph"/>
    <style:style style:name="T26" style:parent-style-name="DefaultParagraphFont" style:family="text">
      <style:text-properties fo:color="#000000" fo:font-size="18pt" style:font-size-asian="18pt" style:font-size-complex="18pt"/>
    </style:style>
    <style:style style:name="T27" style:parent-style-name="DefaultParagraphFont" style:family="text">
      <style:text-properties fo:color="#000000" fo:font-size="18pt" style:font-size-asian="18pt" style:font-size-complex="18pt"/>
    </style:style>
    <style:style style:name="P28" style:parent-style-name="ListParagraph" style:list-style-name="LFO16" style:family="paragraph"/>
    <style:style style:name="T29" style:parent-style-name="DefaultParagraphFont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P30" style:parent-style-name="ListParagraph" style:list-style-name="LFO9" style:family="paragraph"/>
    <style:style style:name="T31" style:parent-style-name="DefaultParagraphFont" style:family="text">
      <style:text-properties fo:color="#000000" fo:font-size="18pt" style:font-size-asian="18pt" style:font-size-complex="18pt"/>
    </style:style>
    <style:style style:name="P32" style:parent-style-name="Normal" style:family="paragraph">
      <style:text-properties fo:color="#000000" fo:font-size="18pt" style:font-size-asian="18pt" style:font-size-complex="18pt"/>
    </style:style>
    <style:style style:name="T33" style:parent-style-name="DefaultParagraphFont" style:family="text">
      <style:text-properties fo:font-weight="bold" style:font-weight-asian="bold" style:font-weight-complex="bold" fo:color="#000000" fo:font-size="24pt" style:font-size-asian="24pt" style:font-size-complex="24pt"/>
    </style:style>
    <style:style style:name="T34" style:parent-style-name="DefaultParagraphFont" style:family="text">
      <style:text-properties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9" style:parent-style-name="Normal" style:family="paragraph">
      <style:text-properties fo:color="#000000" fo:font-size="18pt" style:font-size-asian="18pt" style:font-size-complex="18pt"/>
    </style:style>
    <style:style style:name="P40" style:parent-style-name="Normal" style:family="paragraph">
      <style:text-properties fo:color="#000000" fo:font-size="18pt" style:font-size-asian="18pt" style:font-size-complex="18pt"/>
    </style:style>
    <style:style style:name="T4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2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3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P44" style:parent-style-name="Normal" style:family="paragraph">
      <style:paragraph-properties fo:text-indent="0.5in"/>
      <style:text-properties style:font-name="Calibri" style:font-name-asian="Calibri" style:font-name-complex="Calibri" fo:font-size="18pt" style:font-size-asian="18pt" style:font-size-complex="18pt"/>
    </style:style>
    <style:style style:name="P45" style:parent-style-name="Normal" style:family="paragraph">
      <style:paragraph-properties fo:text-indent="0.5in"/>
      <style:text-properties style:font-name="Calibri" style:font-name-asian="Calibri" style:font-name-complex="Calibri" fo:font-size="18pt" style:font-size-asian="18pt" style:font-size-complex="18pt"/>
    </style:style>
    <style:style style:name="P46" style:parent-style-name="Normal" style:family="paragraph">
      <style:text-properties style:font-name="Calibri" style:font-name-asian="Calibri" style:font-name-complex="Calibri" fo:font-weight="bold" style:font-weight-asian="bold" style:font-weight-complex="bold" fo:color="#000000" fo:font-size="16pt" style:font-size-asian="16pt" style:font-size-complex="16pt"/>
    </style:style>
    <style:style style:name="T4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pt" style:font-size-asian="16pt" style:font-size-complex="16pt"/>
    </style:style>
    <style:style style:name="P48" style:parent-style-name="Normal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TableColumn50" style:family="table-column">
      <style:table-column-properties style:column-width="1.802in" style:use-optimal-column-width="false"/>
    </style:style>
    <style:style style:name="TableColumn51" style:family="table-column">
      <style:table-column-properties style:column-width="1.8958in" style:use-optimal-column-width="false"/>
    </style:style>
    <style:style style:name="TableColumn52" style:family="table-column">
      <style:table-column-properties style:column-width="2.802in" style:use-optimal-column-width="false"/>
    </style:style>
    <style:style style:name="Table49" style:family="table">
      <style:table-properties style:width="6.5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/>
    </style:style>
    <style:style style:name="T5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/>
    </style:style>
    <style:style style:name="T5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/>
    </style:style>
    <style:style style:name="T6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77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0.1979in"/>
    </style:style>
    <style:style style:name="T8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4pt" style:font-size-asian="14pt" style:font-size-complex="14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 fo:color="#70AD47" fo:font-size="18pt" style:font-size-asian="18pt" style:font-size-complex="18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4pt" style:font-size-asian="14pt" style:font-size-complex="14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96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4pt" style:font-size-asian="14pt" style:font-size-complex="14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weight="bold" style:font-weight-asian="bold" style:font-weight-complex="bold" fo:color="#70AD47" fo:font-size="18pt" style:font-size-asian="18pt" style:font-size-complex="18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4pt" style:font-size-asian="14pt" style:font-size-complex="14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6pt" style:font-size-asian="16pt" style:font-size-complex="16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4pt" style:font-size-asian="14pt" style:font-size-complex="14pt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18" style:parent-style-name="Normal" style:family="paragraph">
      <style:text-properties fo:color="#000000" fo:font-size="18pt" style:font-size-asian="18pt" style:font-size-complex="18pt"/>
    </style:style>
    <style:style style:name="P119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P120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P121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P122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P123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P124" style:parent-style-name="Normal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125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P126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TableColumn128" style:family="table-column">
      <style:table-column-properties style:column-width="1.552in" style:use-optimal-column-width="false"/>
    </style:style>
    <style:style style:name="TableColumn129" style:family="table-column">
      <style:table-column-properties style:column-width="3.0625in" style:use-optimal-column-width="false"/>
    </style:style>
    <style:style style:name="TableColumn130" style:family="table-column">
      <style:table-column-properties style:column-width="1.8854in" style:use-optimal-column-width="false"/>
    </style:style>
    <style:style style:name="Table127" style:family="table">
      <style:table-properties style:width="6.5in" fo:margin-left="0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/>
    </style:style>
    <style:style style:name="T13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/>
    </style:style>
    <style:style style:name="T13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/>
    </style:style>
    <style:style style:name="T14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Row148" style:family="table-row">
      <style:table-row-properties style:min-row-height="0.25in" style:use-optimal-row-height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0.1979in"/>
    </style:style>
    <style:style style:name="T16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61" style:parent-style-name="DefaultParagraphFont" style:family="text">
      <style:text-properties style:font-name="Consolas" style:font-name-asian="Consolas" style:font-name-complex="Consolas" fo:color="#CE9178"/>
    </style:style>
    <style:style style:name="P162" style:parent-style-name="Normal" style:family="paragraph">
      <style:paragraph-properties fo:margin-bottom="0in" fo:line-height="0.1979in"/>
    </style:style>
    <style:style style:name="T163" style:parent-style-name="DefaultParagraphFont" style:family="text">
      <style:text-properties style:font-name="Consolas" style:font-name-asian="Consolas" style:font-name-complex="Consolas" fo:color="#000000"/>
    </style:style>
    <style:style style:name="T164" style:parent-style-name="DefaultParagraphFont" style:family="text">
      <style:text-properties style:font-name="Consolas" style:font-name-asian="Consolas" style:font-name-complex="Consolas" fo:color="#CE9178"/>
    </style:style>
    <style:style style:name="T165" style:parent-style-name="DefaultParagraphFont" style:family="text">
      <style:text-properties style:font-name="Consolas" style:font-name-asian="Consolas" style:font-name-complex="Consolas" fo:color="#D7BA7D"/>
    </style:style>
    <style:style style:name="T166" style:parent-style-name="DefaultParagraphFont" style:family="text">
      <style:text-properties style:font-name="Consolas" style:font-name-asian="Consolas" style:font-name-complex="Consolas" fo:color="#CE9178"/>
    </style:style>
    <style:style style:name="T167" style:parent-style-name="DefaultParagraphFont" style:family="text">
      <style:text-properties style:font-name="Consolas" style:font-name-asian="Consolas" style:font-name-complex="Consolas" fo:color="#D7BA7D"/>
    </style:style>
    <style:style style:name="P168" style:parent-style-name="Normal" style:family="paragraph">
      <style:paragraph-properties fo:margin-bottom="0in" fo:line-height="0.1979in"/>
    </style:style>
    <style:style style:name="T169" style:parent-style-name="DefaultParagraphFont" style:family="text">
      <style:text-properties style:font-name="Consolas" style:font-name-asian="Consolas" style:font-name-complex="Consolas" fo:color="#000000"/>
    </style:style>
    <style:style style:name="T170" style:parent-style-name="DefaultParagraphFont" style:family="text">
      <style:text-properties style:font-name="Consolas" style:font-name-asian="Consolas" style:font-name-complex="Consolas" fo:color="#CE9178"/>
    </style:style>
    <style:style style:name="T171" style:parent-style-name="DefaultParagraphFont" style:family="text">
      <style:text-properties style:font-name="Consolas" style:font-name-asian="Consolas" style:font-name-complex="Consolas" fo:color="#D7BA7D"/>
    </style:style>
    <style:style style:name="T172" style:parent-style-name="DefaultParagraphFont" style:family="text">
      <style:text-properties style:font-name="Consolas" style:font-name-asian="Consolas" style:font-name-complex="Consolas" fo:color="#CE9178"/>
    </style:style>
    <style:style style:name="T173" style:parent-style-name="DefaultParagraphFont" style:family="text">
      <style:text-properties style:font-name="Consolas" style:font-name-asian="Consolas" style:font-name-complex="Consolas" fo:color="#D7BA7D"/>
    </style:style>
    <style:style style:name="P174" style:parent-style-name="Normal" style:family="paragraph">
      <style:paragraph-properties fo:margin-bottom="0in" fo:line-height="0.1979in"/>
    </style:style>
    <style:style style:name="T175" style:parent-style-name="DefaultParagraphFont" style:family="text">
      <style:text-properties style:font-name="Consolas" style:font-name-asian="Consolas" style:font-name-complex="Consolas" fo:color="#000000"/>
    </style:style>
    <style:style style:name="T176" style:parent-style-name="DefaultParagraphFont" style:family="text">
      <style:text-properties style:font-name="Consolas" style:font-name-asian="Consolas" style:font-name-complex="Consolas" fo:color="#CE9178"/>
    </style:style>
    <style:style style:name="T177" style:parent-style-name="DefaultParagraphFont" style:family="text">
      <style:text-properties style:font-name="Consolas" style:font-name-asian="Consolas" style:font-name-complex="Consolas" fo:color="#D7BA7D"/>
    </style:style>
    <style:style style:name="T178" style:parent-style-name="DefaultParagraphFont" style:family="text">
      <style:text-properties style:font-name="Consolas" style:font-name-asian="Consolas" style:font-name-complex="Consolas" fo:color="#CE9178"/>
    </style:style>
    <style:style style:name="T179" style:parent-style-name="DefaultParagraphFont" style:family="text">
      <style:text-properties style:font-name="Consolas" style:font-name-asian="Consolas" style:font-name-complex="Consolas" fo:color="#D7BA7D"/>
    </style:style>
    <style:style style:name="P180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fo:font-weight="bold" style:font-weight-asian="bold" style:font-weight-complex="bold" fo:color="#70AD47" fo:font-size="18pt" style:font-size-asian="18pt" style:font-size-complex="18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190" style:family="table-row">
      <style:table-row-properties style:min-row-height="1.7604in" style:use-optimal-row-height="false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P197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P198" style:parent-style-name="Normal" style:family="paragraph">
      <style:paragraph-properties fo:margin-bottom="0in" fo:line-height="100%"/>
      <style:text-properties style:font-name="Calibri" style:font-name-asian="Calibri" style:font-name-complex="Calibri" fo:font-size="18pt" style:font-size-asian="18pt" style:font-size-complex="18pt"/>
    </style:style>
    <style:style style:name="P199" style:parent-style-name="Normal" style:family="paragraph">
      <style:paragraph-properties fo:margin-bottom="0in" fo:line-height="100%"/>
      <style:text-properties style:font-name="Calibri" style:font-name-asian="Calibri" style:font-name-complex="Calibri" fo:font-size="18pt" style:font-size-asian="18pt" style:font-size-complex="18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203" style:parent-style-name="DefaultParagraphFont" style:family="text">
      <style:text-properties fo:font-weight="bold" style:font-weight-asian="bold" style:font-weight-complex="bold" fo:color="#6FAC47" fo:font-size="18pt" style:font-size-asian="18pt" style:font-size-complex="18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P215" style:parent-style-name="Normal" style:family="paragraph">
      <style:paragraph-properties fo:margin-bottom="0in" fo:line-height="100%"/>
      <style:text-properties style:font-name="Calibri" style:font-name-asian="Calibri" style:font-name-complex="Calibri" fo:font-size="18pt" style:font-size-asian="18pt" style:font-size-complex="18pt"/>
    </style:style>
    <style:style style:name="P216" style:parent-style-name="Normal" style:family="paragraph">
      <style:paragraph-properties fo:margin-bottom="0in" fo:line-height="100%"/>
      <style:text-properties style:font-name="Calibri" style:font-name-asian="Calibri" style:font-name-complex="Calibri" fo:font-size="18pt" style:font-size-asian="18pt" style:font-size-complex="18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font-weight="bold" style:font-weight-asian="bold" style:font-weight-complex="bold" fo:color="#6FAC47" fo:font-size="18pt" style:font-size-asian="18pt" style:font-size-complex="18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P231" style:parent-style-name="Normal" style:family="paragraph">
      <style:paragraph-properties fo:margin-bottom="0in" fo:line-height="100%"/>
      <style:text-properties style:font-name="Calibri" style:font-name-asian="Calibri" style:font-name-complex="Calibri" fo:font-size="18pt" style:font-size-asian="18pt" style:font-size-complex="18pt"/>
    </style:style>
    <style:style style:name="P232" style:parent-style-name="Normal" style:family="paragraph">
      <style:paragraph-properties fo:margin-bottom="0in" fo:line-height="100%"/>
      <style:text-properties style:font-name="Calibri" style:font-name-asian="Calibri" style:font-name-complex="Calibri" fo:font-size="18pt" style:font-size-asian="18pt" style:font-size-complex="18pt"/>
    </style:style>
    <style:style style:name="P233" style:parent-style-name="Normal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234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P235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P236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P237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P238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P239" style:parent-style-name="Normal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240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P241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P242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TableColumn244" style:family="table-column">
      <style:table-column-properties style:column-width="1.5513in"/>
    </style:style>
    <style:style style:name="TableColumn245" style:family="table-column">
      <style:table-column-properties style:column-width="3.0583in"/>
    </style:style>
    <style:style style:name="TableColumn246" style:family="table-column">
      <style:table-column-properties style:column-width="1.8833in"/>
    </style:style>
    <style:style style:name="Table243" style:family="table">
      <style:table-properties style:width="6.493in" fo:margin-left="0in" table:align="left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/>
    </style:style>
    <style:style style:name="T25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/>
    </style:style>
    <style:style style:name="T25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/>
    </style:style>
    <style:style style:name="T25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Row264" style:family="table-row">
      <style:table-row-properties style:min-row-height="0.25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271" style:family="table-row">
      <style:table-row-properties style:min-row-height="0.25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0.1979in"/>
    </style:style>
    <style:style style:name="T27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277" style:parent-style-name="Normal" style:family="paragraph">
      <style:paragraph-properties fo:margin-bottom="0in" fo:line-height="0.1979in"/>
    </style:style>
    <style:style style:name="T27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279" style:parent-style-name="Normal" style:family="paragraph">
      <style:paragraph-properties fo:margin-bottom="0in" fo:line-height="0.1979in"/>
    </style:style>
    <style:style style:name="T28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281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284" style:family="table-row">
      <style:table-row-properties style:min-row-height="0.25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fo:font-weight="bold" style:font-weight-asian="bold" style:font-weight-complex="bold" fo:color="#6FAC47" fo:font-size="18pt" style:font-size-asian="18pt" style:font-size-complex="18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291" style:family="table-row">
      <style:table-row-properties style:min-row-height="0.25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298" style:family="table-row">
      <style:table-row-properties style:min-row-height="0.25i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305" style:family="table-row">
      <style:table-row-properties style:min-row-height="0.25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312" style:family="table-row">
      <style:table-row-properties style:min-row-height="0.25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0.1979in"/>
      <style:text-properties style:font-name="Calibri" style:font-name-asian="Calibri" style:font-name-complex="Calibri" fo:font-size="18pt" style:font-size-asian="18pt" style:font-size-complex="18pt"/>
    </style:style>
    <style:style style:name="P317" style:parent-style-name="Normal" style:family="paragraph">
      <style:paragraph-properties fo:margin-bottom="0in" fo:line-height="0.1979in"/>
      <style:text-properties style:font-name="Calibri" style:font-name-asian="Calibri" style:font-name-complex="Calibri" fo:font-size="18pt" style:font-size-asian="18pt" style:font-size-complex="18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320" style:parent-style-name="DefaultParagraphFont" style:family="text">
      <style:text-properties fo:color="#000000" fo:font-size="14pt" style:font-size-asian="14pt" style:font-size-complex="14pt"/>
    </style:style>
    <style:style style:name="T321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ableRow322" style:family="table-row">
      <style:table-row-properties style:min-row-height="0.25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/>
    </style:style>
    <style:style style:name="T325" style:parent-style-name="DefaultParagraphFont" style:family="text">
      <style:text-properties fo:font-weight="bold" style:font-weight-asian="bold" style:font-weight-complex="bold" fo:color="#6FAC47" fo:font-size="18pt" style:font-size-asian="18pt" style:font-size-complex="18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330" style:family="table-row">
      <style:table-row-properties style:min-row-height="0.25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337" style:family="table-row">
      <style:table-row-properties style:min-row-height="0.25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342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343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344" style:parent-style-name="Normal" style:family="paragraph">
      <style:paragraph-properties fo:margin-bottom="0in" fo:line-height="0.1979in"/>
    </style:style>
    <style:style style:name="T34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348" style:family="table-row">
      <style:table-row-properties style:min-row-height="0.25i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fo:font-weight="bold" style:font-weight-asian="bold" style:font-weight-complex="bold" fo:color="#6FAC47" fo:font-size="18pt" style:font-size-asian="18pt" style:font-size-complex="18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355" style:family="table-row">
      <style:table-row-properties style:min-row-height="0.25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362" style:family="table-row">
      <style:table-row-properties style:min-row-height="0.25i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P369" style:parent-style-name="Normal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370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P371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P372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P373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P374" style:parent-style-name="Normal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375" style:parent-style-name="Normal" style:family="paragraph">
      <style:paragraph-properties fo:line-height="0.1979in"/>
    </style:style>
    <style:style style:name="T376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T377" style:parent-style-name="DefaultParagraphFont" style:family="text">
      <style:text-properties style:font-name="Consolas" style:font-name-asian="Consolas" style:font-name-complex="Consolas" fo:color="#000000" fo:font-size="16pt" style:font-size-asian="16pt" style:font-size-complex="16pt"/>
    </style:style>
    <style:style style:name="T378" style:parent-style-name="DefaultParagraphFont" style:family="text">
      <style:text-properties style:font-name="Consolas" style:font-name-asian="Consolas" style:font-name-complex="Consolas" fo:color="#000000" fo:font-size="16pt" style:font-size-asian="16pt" style:font-size-complex="16pt"/>
    </style:style>
    <style:style style:name="T379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P380" style:parent-style-name="Normal" style:family="paragraph">
      <style:paragraph-properties fo:line-height="0.1979in"/>
    </style:style>
    <style:style style:name="T381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T382" style:parent-style-name="DefaultParagraphFont" style:family="text">
      <style:text-properties style:font-name="Consolas" style:font-name-asian="Consolas" style:font-name-complex="Consolas" fo:color="#000000" fo:font-size="16pt" style:font-size-asian="16pt" style:font-size-complex="16pt"/>
    </style:style>
    <style:style style:name="T383" style:parent-style-name="DefaultParagraphFont" style:family="text">
      <style:text-properties style:font-name="Consolas" style:font-name-asian="Consolas" style:font-name-complex="Consolas" fo:color="#000000" fo:font-size="16pt" style:font-size-asian="16pt" style:font-size-complex="16pt"/>
    </style:style>
    <style:style style:name="T384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P385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TableColumn387" style:family="table-column">
      <style:table-column-properties style:column-width="1.5104in"/>
    </style:style>
    <style:style style:name="TableColumn388" style:family="table-column">
      <style:table-column-properties style:column-width="2.9166in"/>
    </style:style>
    <style:style style:name="TableColumn389" style:family="table-column">
      <style:table-column-properties style:column-width="2.0729in"/>
    </style:style>
    <style:style style:name="Table386" style:family="table">
      <style:table-properties style:width="6.5in" fo:margin-left="0in" table:align="left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bottom="0in"/>
    </style:style>
    <style:style style:name="T39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text-align="center" fo:margin-bottom="0in"/>
    </style:style>
    <style:style style:name="T39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/>
    </style:style>
    <style:style style:name="T39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Row400" style:family="table-row">
      <style:table-row-properties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Row407" style:family="table-row">
      <style:table-row-properties style:min-row-height="0.25in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414" style:family="table-row">
      <style:table-row-properties style:min-row-height="0.25in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0.1979in"/>
    </style:style>
    <style:style style:name="T419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420" style:parent-style-name="Normal" style:family="paragraph">
      <style:paragraph-properties fo:margin-bottom="0in" fo:line-height="0.1979in"/>
    </style:style>
    <style:style style:name="T42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422" style:parent-style-name="Normal" style:family="paragraph">
      <style:paragraph-properties fo:margin-bottom="0in" fo:line-height="0.1979in"/>
    </style:style>
    <style:style style:name="T42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424" style:parent-style-name="Normal" style:family="paragraph">
      <style:paragraph-properties fo:margin-bottom="0in" fo:line-height="0.1979in"/>
    </style:style>
    <style:style style:name="T42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428" style:family="table-row">
      <style:table-row-properties style:min-row-height="0.25in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/>
    </style:style>
    <style:style style:name="T431" style:parent-style-name="DefaultParagraphFont" style:family="text">
      <style:text-properties fo:font-weight="bold" style:font-weight-asian="bold" style:font-weight-complex="bold" fo:color="#6FAC47" fo:font-size="18pt" style:font-size-asian="18pt" style:font-size-complex="18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436" style:family="table-row">
      <style:table-row-properties style:min-row-height="0.25in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443" style:family="table-row">
      <style:table-row-properties style:min-row-height="0.25in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0.1979in"/>
    </style:style>
    <style:style style:name="T44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451" style:family="table-row">
      <style:table-row-properties style:min-row-height="0.25in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458" style:family="table-row">
      <style:table-row-properties style:min-row-height="0.25i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2pt" style:font-size-asian="12pt" style:font-size-complex="12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465" style:family="table-row">
      <style:table-row-properties style:min-row-height="0.25in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  <style:text-properties fo:font-weight="bold" style:font-weight-asian="bold" style:font-weight-complex="bold" fo:color="#6FAC47" fo:font-size="18pt" style:font-size-asian="18pt" style:font-size-complex="18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472" style:family="table-row">
      <style:table-row-properties style:min-row-height="0.25in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479" style:family="table-row">
      <style:table-row-properties style:min-row-height="0.25in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0.1979in"/>
    </style:style>
    <style:style style:name="T48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487" style:family="table-row">
      <style:table-row-properties style:min-row-height="0.25in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494" style:family="table-row">
      <style:table-row-properties style:min-row-height="0.25in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0.1979in"/>
    </style:style>
    <style:style style:name="T499" style:parent-style-name="DefaultParagraphFont" style:family="text">
      <style:text-properties style:font-name="Consolas" style:font-name-asian="Consolas" style:font-name-complex="Consolas" fo:color="#CE9178" fo:font-size="10pt" style:font-size-asian="10pt" style:font-size-complex="10pt"/>
    </style:style>
    <style:style style:name="T500" style:parent-style-name="DefaultParagraphFont" style:family="text">
      <style:text-properties style:font-name="Consolas" style:font-name-asian="Consolas" style:font-name-complex="Consolas" fo:color="#CE9178" fo:font-size="10pt" style:font-size-asian="10pt" style:font-size-complex="10pt"/>
    </style:style>
    <style:style style:name="T501" style:parent-style-name="DefaultParagraphFont" style:family="text">
      <style:text-properties style:font-name="Consolas" style:font-name-asian="Consolas" style:font-name-complex="Consolas" fo:color="#CE9178" fo:font-size="10pt" style:font-size-asian="10pt" style:font-size-complex="10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504" style:family="table-row">
      <style:table-row-properties style:min-row-height="0.25in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  <style:text-properties fo:font-weight="bold" style:font-weight-asian="bold" style:font-weight-complex="bold" fo:color="#6FAC47" fo:font-size="18pt" style:font-size-asian="18pt" style:font-size-complex="18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511" style:family="table-row">
      <style:table-row-properties style:min-row-height="0.25in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518" style:family="table-row">
      <style:table-row-properties style:min-row-height="0.7708in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  <style:text-properties fo:color="#000000" fo:font-size="16pt" style:font-size-asian="16pt" style:font-size-complex="16pt"/>
    </style:style>
    <style:style style:name="P525" style:parent-style-name="Normal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526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P527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P528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P529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P530" style:parent-style-name="Normal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531" style:parent-style-name="Normal" style:family="paragraph">
      <style:paragraph-properties fo:line-height="0.1979in"/>
      <style:text-properties style:font-name="Calibri" style:font-name-asian="Calibri" style:font-name-complex="Calibri" fo:font-size="18pt" style:font-size-asian="18pt" style:font-size-complex="18pt"/>
    </style:style>
    <style:style style:name="P532" style:parent-style-name="Normal" style:family="paragraph">
      <style:paragraph-properties fo:line-height="0.1979in"/>
    </style:style>
    <style:style style:name="T533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T534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T535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T536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T537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T538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T539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T540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P541" style:parent-style-name="Normal" style:family="paragraph">
      <style:text-properties style:font-name="Calibri" style:font-name-asian="Calibri" style:font-name-complex="Calibri" fo:font-size="18pt" style:font-size-asian="18pt" style:font-size-complex="18pt"/>
    </style:style>
    <style:style style:name="TableColumn543" style:family="table-column">
      <style:table-column-properties style:column-width="1.552in"/>
    </style:style>
    <style:style style:name="TableColumn544" style:family="table-column">
      <style:table-column-properties style:column-width="2.6458in"/>
    </style:style>
    <style:style style:name="TableColumn545" style:family="table-column">
      <style:table-column-properties style:column-width="2.302in"/>
    </style:style>
    <style:style style:name="Table542" style:family="table">
      <style:table-properties style:width="6.5in" fo:margin-left="0in" table:align="left"/>
    </style:style>
    <style:style style:name="TableRow546" style:family="table-row">
      <style:table-row-properties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/>
    </style:style>
    <style:style style:name="T54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text-align="center" fo:margin-bottom="0in"/>
    </style:style>
    <style:style style:name="T55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text-align="center" fo:margin-bottom="0in"/>
    </style:style>
    <style:style style:name="T55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Row556" style:family="table-row">
      <style:table-row-properties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Row563" style:family="table-row">
      <style:table-row-properties style:min-row-height="0.25in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570" style:family="table-row">
      <style:table-row-properties style:min-row-height="1.552in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0.1979in"/>
    </style:style>
    <style:style style:name="T57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576" style:parent-style-name="Normal" style:family="paragraph">
      <style:paragraph-properties fo:margin-bottom="0in" fo:line-height="0.1979in"/>
    </style:style>
    <style:style style:name="T577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578" style:parent-style-name="Normal" style:family="paragraph">
      <style:paragraph-properties fo:margin-bottom="0in" fo:line-height="0.1979in"/>
    </style:style>
    <style:style style:name="T579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582" style:family="table-row">
      <style:table-row-properties style:min-row-height="0.25in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  <style:text-properties fo:font-weight="bold" style:font-weight-asian="bold" style:font-weight-complex="bold" fo:color="#6FAC47" fo:font-size="18pt" style:font-size-asian="18pt" style:font-size-complex="18pt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589" style:family="table-row">
      <style:table-row-properties style:min-row-height="0.25in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596" style:family="table-row">
      <style:table-row-properties style:min-row-height="0.3854in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P603" style:parent-style-name="Normal" style:family="paragraph">
      <style:paragraph-properties fo:margin-bottom="0in" fo:line-height="0.1979in"/>
      <style:text-properties style:font-name="Calibri" style:font-name-asian="Calibri" style:font-name-complex="Calibri" fo:font-size="18pt" style:font-size-asian="18pt" style:font-size-complex="18pt"/>
    </style:style>
    <style:style style:name="P604" style:parent-style-name="Normal" style:family="paragraph">
      <style:paragraph-properties fo:margin-bottom="0in" fo:line-height="0.1979in"/>
    </style:style>
    <style:style style:name="T605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TableRow606" style:family="table-row">
      <style:table-row-properties style:min-row-height="0.25in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/>
    </style:style>
    <style:style style:name="T609" style:parent-style-name="DefaultParagraphFont" style:family="text">
      <style:text-properties fo:font-weight="bold" style:font-weight-asian="bold" style:font-weight-complex="bold" fo:color="#6FAC47" fo:font-size="18pt" style:font-size-asian="18pt" style:font-size-complex="18pt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614" style:family="table-row">
      <style:table-row-properties style:min-row-height="0.25in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621" style:family="table-row">
      <style:table-row-properties style:min-row-height="0.25in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margin-bottom="0in"/>
      <style:text-properties fo:font-weight="bold" style:font-weight-asian="bold" style:font-weight-complex="bold" fo:color="#FFC000" fo:font-size="18pt" style:font-size-asian="18pt" style:font-size-complex="18pt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628" style:family="table-row">
      <style:table-row-properties style:min-row-height="0.25in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P635" style:parent-style-name="Normal" style:family="paragraph">
      <style:paragraph-properties fo:margin-bottom="0in" fo:line-height="0.1979in"/>
      <style:text-properties style:font-name="Calibri" style:font-name-asian="Calibri" style:font-name-complex="Calibri" fo:font-size="18pt" style:font-size-asian="18pt" style:font-size-complex="18pt"/>
    </style:style>
    <style:style style:name="P636" style:parent-style-name="Normal" style:family="paragraph">
      <style:paragraph-properties fo:margin-bottom="0in" fo:line-height="0.1979in"/>
    </style:style>
    <style:style style:name="T637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T638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T639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TableRow640" style:family="table-row">
      <style:table-row-properties style:min-row-height="0.25in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/>
      <style:text-properties fo:font-weight="bold" style:font-weight-asian="bold" style:font-weight-complex="bold" fo:color="#FFC000" fo:font-size="18pt" style:font-size-asian="18pt" style:font-size-complex="18pt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647" style:family="table-row">
      <style:table-row-properties style:min-row-height="0.25in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P654" style:parent-style-name="Normal" style:family="paragraph">
      <style:paragraph-properties fo:margin-bottom="0in" fo:line-height="0.1979in"/>
      <style:text-properties style:font-name="Calibri" style:font-name-asian="Calibri" style:font-name-complex="Calibri" fo:font-size="18pt" style:font-size-asian="18pt" style:font-size-complex="18pt"/>
    </style:style>
    <style:style style:name="P655" style:parent-style-name="Normal" style:family="paragraph">
      <style:paragraph-properties fo:margin-bottom="0in" fo:line-height="0.1979in"/>
    </style:style>
    <style:style style:name="T656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TableRow657" style:family="table-row">
      <style:table-row-properties style:min-row-height="0.25in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/>
    </style:style>
    <style:style style:name="T660" style:parent-style-name="DefaultParagraphFont" style:family="text">
      <style:text-properties fo:font-weight="bold" style:font-weight-asian="bold" style:font-weight-complex="bold" fo:color="#FFC000" fo:font-size="18pt" style:font-size-asian="18pt" style:font-size-complex="18pt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665" style:family="table-row">
      <style:table-row-properties style:min-row-height="0.25in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P672" style:parent-style-name="Normal" style:family="paragraph">
      <style:paragraph-properties fo:margin-bottom="0in" fo:line-height="0.1979in"/>
      <style:text-properties style:font-name="Calibri" style:font-name-asian="Calibri" style:font-name-complex="Calibri" fo:font-size="18pt" style:font-size-asian="18pt" style:font-size-complex="18pt"/>
    </style:style>
    <style:style style:name="P673" style:parent-style-name="Normal" style:family="paragraph">
      <style:paragraph-properties fo:margin-bottom="0in" fo:line-height="100%"/>
    </style:style>
    <style:style style:name="T674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P675" style:parent-style-name="Normal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676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P677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P678" style:parent-style-name="Normal" style:family="paragraph">
      <style:paragraph-properties fo:margin-left="0.5in">
        <style:tab-stops/>
      </style:paragraph-properties>
      <style:text-properties style:font-name="Calibri" style:font-name-asian="Calibri" style:font-name-complex="Calibri" fo:font-size="18pt" style:font-size-asian="18pt" style:font-size-complex="18pt"/>
    </style:style>
    <style:style style:name="P679" style:parent-style-name="Normal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680" style:parent-style-name="Normal" style:family="paragraph">
      <style:paragraph-properties fo:line-height="0.1979in"/>
      <style:text-properties style:font-name="Calibri" style:font-name-asian="Calibri" style:font-name-complex="Calibri" fo:font-size="18pt" style:font-size-asian="18pt" style:font-size-complex="18pt"/>
    </style:style>
    <style:style style:name="P681" style:parent-style-name="Normal" style:family="paragraph">
      <style:paragraph-properties fo:line-height="0.1979in"/>
    </style:style>
    <style:style style:name="T682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P683" style:parent-style-name="Normal" style:family="paragraph">
      <style:text-properties style:font-name="Calibri" style:font-name-asian="Calibri" style:font-name-complex="Calibri" fo:font-size="18pt" style:font-size-asian="18pt" style:font-size-complex="18pt"/>
    </style:style>
    <style:style style:name="TableColumn685" style:family="table-column">
      <style:table-column-properties style:column-width="1.5506in"/>
    </style:style>
    <style:style style:name="TableColumn686" style:family="table-column">
      <style:table-column-properties style:column-width="2.6409in"/>
    </style:style>
    <style:style style:name="TableColumn687" style:family="table-column">
      <style:table-column-properties style:column-width="2.3013in"/>
    </style:style>
    <style:style style:name="Table684" style:family="table">
      <style:table-properties style:width="6.493in" fo:margin-left="0in" table:align="left"/>
    </style:style>
    <style:style style:name="TableRow688" style:family="table-row">
      <style:table-row-properties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text-align="center" fo:margin-bottom="0in"/>
    </style:style>
    <style:style style:name="T69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text-align="center" fo:margin-bottom="0in"/>
    </style:style>
    <style:style style:name="T69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text-align="center" fo:margin-bottom="0in"/>
    </style:style>
    <style:style style:name="T69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Row698" style:family="table-row">
      <style:table-row-properties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Row705" style:family="table-row">
      <style:table-row-properties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 fo:line-height="100%"/>
    </style:style>
    <style:style style:name="T70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Row713" style:family="table-row">
      <style:table-row-properties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0.1979in"/>
    </style:style>
    <style:style style:name="T71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719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Row722" style:family="table-row">
      <style:table-row-properties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</style:style>
    <style:style style:name="T72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P730" style:parent-style-name="Normal" style:family="paragraph">
      <style:paragraph-properties fo:margin-bottom="0in" fo:line-height="0.1979in"/>
      <style:text-properties style:font-name="Calibri" style:font-name-asian="Calibri" style:font-name-complex="Calibri" fo:font-size="18pt" style:font-size-asian="18pt" style:font-size-complex="18pt"/>
    </style:style>
    <style:style style:name="P731" style:parent-style-name="Normal" style:family="paragraph">
      <style:paragraph-properties fo:margin-bottom="0in" fo:line-height="0.1979in"/>
    </style:style>
    <style:style style:name="T732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0.1979in"/>
    </style:style>
    <style:style style:name="T73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Row741" style:family="table-row">
      <style:table-row-properties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P748" style:parent-style-name="Normal" style:family="paragraph">
      <style:paragraph-properties fo:margin-bottom="0in" fo:line-height="0.1979in"/>
      <style:text-properties style:font-name="Calibri" style:font-name-asian="Calibri" style:font-name-complex="Calibri" fo:font-size="18pt" style:font-size-asian="18pt" style:font-size-complex="18pt"/>
    </style:style>
    <style:style style:name="P749" style:parent-style-name="Normal" style:family="paragraph">
      <style:paragraph-properties fo:margin-bottom="0in" fo:line-height="0.1979in"/>
    </style:style>
    <style:style style:name="T750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P751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P752" style:parent-style-name="Normal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753" style:parent-style-name="Normal" style:family="paragraph">
      <style:paragraph-properties fo:line-height="0.1979in"/>
    </style:style>
    <style:style style:name="T75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8pt" style:font-size-asian="18pt" style:font-size-complex="18pt"/>
    </style:style>
    <style:style style:name="P755" style:parent-style-name="ListParagraph" style:list-style-name="LFO7" style:family="paragraph">
      <style:paragraph-properties fo:line-height="0.1979in"/>
    </style:style>
    <style:style style:name="T756" style:parent-style-name="DefaultParagraphFont" style:family="text">
      <style:text-properties style:font-name="Consolas" style:font-name-asian="Consolas" style:font-name-complex="Consolas" fo:font-size="14pt" style:font-size-asian="14pt" style:font-size-complex="14pt"/>
    </style:style>
    <style:style style:name="P757" style:parent-style-name="Normal" style:family="paragraph">
      <style:paragraph-properties fo:line-height="0.1979in"/>
      <style:text-properties style:font-name="Consolas" style:font-name-asian="Consolas" style:font-name-complex="Consolas" fo:font-size="14pt" style:font-size-asian="14pt" style:font-size-complex="14pt"/>
    </style:style>
    <style:style style:name="P758" style:parent-style-name="Normal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759" style:parent-style-name="Normal" style:family="paragraph">
      <style:paragraph-properties fo:line-height="0.1979in"/>
      <style:text-properties style:font-name="Calibri" style:font-name-asian="Calibri" style:font-name-complex="Calibri" fo:font-size="18pt" style:font-size-asian="18pt" style:font-size-complex="18pt"/>
    </style:style>
    <style:style style:name="P760" style:parent-style-name="Normal" style:family="paragraph">
      <style:paragraph-properties fo:line-height="0.1979in"/>
    </style:style>
    <style:style style:name="T761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P762" style:parent-style-name="Normal" style:family="paragraph">
      <style:paragraph-properties fo:line-height="0.1979in"/>
      <style:text-properties style:font-name="Consolas" style:font-name-asian="Consolas" style:font-name-complex="Consolas" fo:font-size="14pt" style:font-size-asian="14pt" style:font-size-complex="14pt"/>
    </style:style>
    <style:style style:name="TableColumn764" style:family="table-column">
      <style:table-column-properties style:column-width="1.5513in"/>
    </style:style>
    <style:style style:name="TableColumn765" style:family="table-column">
      <style:table-column-properties style:column-width="2.6423in"/>
    </style:style>
    <style:style style:name="TableColumn766" style:family="table-column">
      <style:table-column-properties style:column-width="2.2993in"/>
    </style:style>
    <style:style style:name="Table763" style:family="table">
      <style:table-properties style:width="6.493in" fo:margin-left="0in" table:align="left"/>
    </style:style>
    <style:style style:name="TableRow767" style:family="table-row">
      <style:table-row-properties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text-align="center" fo:margin-bottom="0in"/>
    </style:style>
    <style:style style:name="T77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/>
    </style:style>
    <style:style style:name="T77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text-align="center" fo:margin-bottom="0in"/>
    </style:style>
    <style:style style:name="T77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Row777" style:family="table-row">
      <style:table-row-properties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Row784" style:family="table-row">
      <style:table-row-properties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/>
      <style:text-properties fo:font-weight="bold" style:font-weight-asian="bold" style:font-weight-complex="bold" fo:font-size="18pt" style:font-size-asian="18pt" style:font-size-complex="18pt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Row791" style:family="table-row">
      <style:table-row-properties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P798" style:parent-style-name="Normal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799" style:parent-style-name="Normal" style:family="paragraph">
      <style:paragraph-properties fo:line-height="0.1979in"/>
    </style:style>
    <style:style style:name="T80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18pt" style:font-size-asian="18pt" style:font-size-complex="18pt"/>
    </style:style>
    <style:style style:name="P801" style:parent-style-name="ListParagraph" style:list-style-name="LFO5" style:family="paragraph"/>
    <style:style style:name="T802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P803" style:parent-style-name="Normal" style:family="paragraph">
      <style:text-properties style:font-name="Consolas" style:font-name-asian="Consolas" style:font-name-complex="Consolas" fo:font-size="12pt" style:font-size-asian="12pt" style:font-size-complex="12pt"/>
    </style:style>
    <style:style style:name="TableColumn805" style:family="table-column">
      <style:table-column-properties style:column-width="1.5513in"/>
    </style:style>
    <style:style style:name="TableColumn806" style:family="table-column">
      <style:table-column-properties style:column-width="2.6423in"/>
    </style:style>
    <style:style style:name="TableColumn807" style:family="table-column">
      <style:table-column-properties style:column-width="2.2993in"/>
    </style:style>
    <style:style style:name="Table804" style:family="table">
      <style:table-properties style:width="6.493in" fo:margin-left="0in" table:align="left"/>
    </style:style>
    <style:style style:name="TableRow808" style:family="table-row">
      <style:table-row-properties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text-align="center" fo:margin-bottom="0in"/>
    </style:style>
    <style:style style:name="T81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text-align="center" fo:margin-bottom="0in"/>
    </style:style>
    <style:style style:name="T81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text-align="center" fo:margin-bottom="0in"/>
    </style:style>
    <style:style style:name="T81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Row818" style:family="table-row">
      <style:table-row-properties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Row825" style:family="table-row">
      <style:table-row-properties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margin-bottom="0in"/>
      <style:text-properties fo:font-weight="bold" style:font-weight-asian="bold" style:font-weight-complex="bold" fo:font-size="18pt" style:font-size-asian="18pt" style:font-size-complex="18pt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Row832" style:family="table-row">
      <style:table-row-properties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837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838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839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840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841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842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843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844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845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846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P849" style:parent-style-name="Normal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850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P851" style:parent-style-name="ListParagraph" style:list-style-name="LFO3" style:family="paragraph"/>
    <style:style style:name="T852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853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854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855" style:parent-style-name="Normal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856" style:parent-style-name="Normal" style:family="paragraph">
      <style:paragraph-properties fo:line-height="0.1979in"/>
      <style:text-properties style:font-name="Calibri" style:font-name-asian="Calibri" style:font-name-complex="Calibri" fo:font-size="18pt" style:font-size-asian="18pt" style:font-size-complex="18pt"/>
    </style:style>
    <style:style style:name="P857" style:parent-style-name="Normal" style:family="paragraph">
      <style:paragraph-properties fo:line-height="0.1979in"/>
    </style:style>
    <style:style style:name="T858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P859" style:parent-style-name="Normal" style:family="paragraph">
      <style:text-properties style:font-name="Calibri" style:font-name-asian="Calibri" style:font-name-complex="Calibri" fo:font-size="18pt" style:font-size-asian="18pt" style:font-size-complex="18pt"/>
    </style:style>
    <style:style style:name="TableColumn861" style:family="table-column">
      <style:table-column-properties style:column-width="1.5506in"/>
    </style:style>
    <style:style style:name="TableColumn862" style:family="table-column">
      <style:table-column-properties style:column-width="2.6409in"/>
    </style:style>
    <style:style style:name="TableColumn863" style:family="table-column">
      <style:table-column-properties style:column-width="2.3013in"/>
    </style:style>
    <style:style style:name="Table860" style:family="table">
      <style:table-properties style:width="6.493in" fo:margin-left="0in" table:align="left"/>
    </style:style>
    <style:style style:name="TableRow864" style:family="table-row">
      <style:table-row-properties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paragraph-properties fo:text-align="center" fo:margin-bottom="0in"/>
    </style:style>
    <style:style style:name="T86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text-align="center" fo:margin-bottom="0in"/>
    </style:style>
    <style:style style:name="T87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text-align="center" fo:margin-bottom="0in"/>
    </style:style>
    <style:style style:name="T87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.5pt" style:font-size-asian="16.5pt" style:font-size-complex="16.5pt"/>
    </style:style>
    <style:style style:name="TableRow874" style:family="table-row">
      <style:table-row-properties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Row881" style:family="table-row">
      <style:table-row-properties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margin-bottom="0in" fo:line-height="100%"/>
    </style:style>
    <style:style style:name="T88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Row889" style:family="table-row">
      <style:table-row-properties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margin-bottom="0in" fo:line-height="0.1979in"/>
    </style:style>
    <style:style style:name="T89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895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Row898" style:family="table-row">
      <style:table-row-properties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margin-bottom="0in" fo:line-height="100%"/>
    </style:style>
    <style:style style:name="T90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P906" style:parent-style-name="Normal" style:family="paragraph">
      <style:paragraph-properties fo:margin-bottom="0in" fo:line-height="0.1979in"/>
      <style:text-properties style:font-name="Calibri" style:font-name-asian="Calibri" style:font-name-complex="Calibri" fo:font-size="18pt" style:font-size-asian="18pt" style:font-size-complex="18pt"/>
    </style:style>
    <style:style style:name="P907" style:parent-style-name="Normal" style:family="paragraph">
      <style:paragraph-properties fo:margin-bottom="0in" fo:line-height="0.1979in"/>
    </style:style>
    <style:style style:name="T908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TableRow909" style:family="table-row">
      <style:table-row-properties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" style:family="paragraph">
      <style:paragraph-properties fo:margin-bottom="0in" fo:line-height="0.1979in"/>
    </style:style>
    <style:style style:name="T91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Row917" style:family="table-row">
      <style:table-row-properties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P924" style:parent-style-name="Normal" style:family="paragraph">
      <style:paragraph-properties fo:margin-bottom="0in" fo:line-height="0.1979in"/>
      <style:text-properties style:font-name="Calibri" style:font-name-asian="Calibri" style:font-name-complex="Calibri" fo:font-size="18pt" style:font-size-asian="18pt" style:font-size-complex="18pt"/>
    </style:style>
    <style:style style:name="P925" style:parent-style-name="Normal" style:family="paragraph">
      <style:paragraph-properties fo:margin-bottom="0in" fo:line-height="0.1979in"/>
    </style:style>
    <style:style style:name="T926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P927" style:parent-style-name="Normal" style:family="paragraph">
      <style:paragraph-properties fo:margin-bottom="0in" fo:line-height="100%"/>
      <style:text-properties fo:font-weight="bold" style:font-weight-asian="bold" style:font-weight-complex="bold" fo:color="#4471C4" fo:font-size="18pt" style:font-size-asian="18pt" style:font-size-complex="18pt"/>
    </style:style>
    <style:style style:name="TableRow928" style:family="table-row">
      <style:table-row-properties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rmal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Normal" style:family="paragraph">
      <style:paragraph-properties fo:margin-bottom="0in" fo:line-height="0.1979in"/>
    </style:style>
    <style:style style:name="T93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TableRow936" style:family="table-row">
      <style:table-row-properties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 fo:line-height="0.1979in"/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P943" style:parent-style-name="Normal" style:family="paragraph">
      <style:paragraph-properties fo:margin-bottom="0in" fo:line-height="0.1979in"/>
      <style:text-properties style:font-name="Calibri" style:font-name-asian="Calibri" style:font-name-complex="Calibri" fo:font-size="18pt" style:font-size-asian="18pt" style:font-size-complex="18pt"/>
    </style:style>
    <style:style style:name="P944" style:parent-style-name="Normal" style:family="paragraph">
      <style:paragraph-properties fo:margin-bottom="0in" fo:line-height="0.1979in"/>
    </style:style>
    <style:style style:name="T945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P946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8pt" style:font-size-asian="18pt" style:font-size-complex="18pt"/>
    </style:style>
    <style:style style:name="P947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948" style:parent-style-name="Normal" style:family="paragraph">
      <style:paragraph-properties fo:line-height="0.1979in"/>
      <style:text-properties style:font-name="Consolas" style:font-name-asian="Consolas" style:font-name-complex="Consolas" fo:font-weight="bold" style:font-weight-asian="bold" style:font-weight-complex="bold" fo:font-size="16pt" style:font-size-asian="16pt" style:font-size-complex="16pt"/>
    </style:style>
    <style:style style:name="P949" style:parent-style-name="ListParagraph" style:list-style-name="LFO1" style:family="paragraph"/>
    <style:style style:name="T950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</office:automatic-styles>
  <office:body>
    <office:text text:use-soft-page-breaks="true">
      <text:p text:style-name="P1"><text:span text:style-name="T2"><text:s text:c="4"/></text:span><text:span text:style-name="T3">Documentati</text:span><text:span text:style-name="T4">e</text:span></text:p>
      <text:p text:style-name="Normal"><text:span text:style-name="T5"><text:s text:c="8"/></text:span><text:span text:style-name="T6">Structura</text:span><text:span text:style-name="T7"><text:s/></text:span></text:p>
      <text:list text:style-name="LFO15" text:continue-numbering="true">
        <text:list-item>
          <text:p text:style-name="P8"><text:span text:style-name="T9">Proiectul este impartit in 4 fisiere :</text:span></text:p>
        </text:list-item>
      </text:list>
      <text:p text:style-name="P10"/>
      <text:list text:style-name="LFO16" text:continue-numbering="true">
        <text:list-item>
          <text:p text:style-name="P11"><text:span text:style-name="T12">Fisierul<text:s/></text:span><text:span text:style-name="T13">Main</text:span></text:p>
        </text:list-item>
      </text:list>
      <text:list text:style-name="LFO10" text:continue-numbering="true">
        <text:list-item>
          <text:p text:style-name="P14"><text:span text:style-name="T15"><text:s/></text:span><text:span text:style-name="T16">contine functia care initiaza interfata si definitiile listelor</text:span></text:p>
        </text:list-item>
      </text:list>
      <text:p text:style-name="P17">initiale</text:p>
      <text:list text:style-name="LFO16" text:continue-numbering="true">
        <text:list-item>
          <text:p text:style-name="P18"><text:span text:style-name="T19">Fisierul <text:s/></text:span><text:span text:style-name="T20">Comenzi<text:s/></text:span></text:p>
        </text:list-item>
      </text:list>
      <text:p text:style-name="Normal"><text:span text:style-name="T21"><text:s text:c="3"/></text:span><text:span text:style-name="T22"><text:s/>- <text:s text:c="2"/>contine functiile principale pentru toate comenzile</text:span></text:p>
      <text:list text:style-name="LFO16" text:continue-numbering="true">
        <text:list-item>
          <text:p text:style-name="P23"><text:span text:style-name="T24">Fisierul Logica</text:span></text:p>
        </text:list-item>
      </text:list>
      <text:list text:style-name="LFO11" text:continue-numbering="true">
        <text:list-item>
          <text:p text:style-name="P25"><text:span text:style-name="T26">contine functiile<text:s/></text:span><text:span text:style-name="T27">legate strict de backend<text:s/></text:span></text:p>
        </text:list-item>
      </text:list>
      <text:list text:style-name="LFO16" text:continue-numbering="true">
        <text:list-item>
          <text:p text:style-name="P28"><text:span text:style-name="T29">UI</text:span></text:p>
        </text:list-item>
      </text:list>
      <text:list text:style-name="LFO9" text:continue-numbering="true">
        <text:list-item>
          <text:p text:style-name="P30"><text:span text:style-name="T31">Contine functile legate strict de UI</text:span></text:p>
        </text:list-item>
      </text:list>
      <text:p text:style-name="P32"/>
      <text:p text:style-name="Normal"><text:span text:style-name="T33">!</text:span><text:span text:style-name="T34"><text:s/></text:span><text:span text:style-name="T35">Observatie</text:span></text:p>
      <text:p text:style-name="Normal"><text:span text:style-name="T36"><text:s/></text:span><text:span text:style-name="T37">Numerele complexe vor fi stocate in doua liste , a – pentru partea reala si b – pentru partea</text:span><text:span text:style-name="T38"><text:s/>imaginara.</text:span></text:p>
      <text:p text:style-name="P39"/>
      <text:p text:style-name="P40"/>
      <text:p text:style-name="Normal"><text:span text:style-name="T41"><text:s text:c="5"/></text:span><text:span text:style-name="T42">Comenzi</text:span></text:p>
      <text:p text:style-name="P43">1. Adaugă număr în listă.<text:s/></text:p>
      <text:p text:style-name="P44">• Adaugă număr complex la sfârșitul listei<text:s/></text:p>
      <text:p text:style-name="P45">• Inserare număr complex pe o poziție dată.</text:p>
      <text:p text:style-name="P46"/>
      <text:p text:style-name="Normal"><text:span text:style-name="T47">SCENARIU DE RULARE :</text:span></text:p>
      <text:p text:style-name="P48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<text:span text:style-name="T56">Utilizator</text:span></text:p>
          </table:table-cell>
          <table:table-cell table:style-name="TableCell57">
            <text:p text:style-name="P58"><text:span text:style-name="T59">Program</text:span></text:p>
          </table:table-cell>
          <table:table-cell table:style-name="TableCell60">
            <text:p text:style-name="P61"><text:span text:style-name="T62">Descriere</text:span>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>Introdu o comanda: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1</text:p>
          </table:table-cell>
          <table:table-cell table:style-name="TableCell73">
            <text:p text:style-name="P74"/>
          </table:table-cell>
          <table:table-cell table:style-name="TableCell75">
            <text:p text:style-name="P76"><text:span text:style-name="T77">Se introduce obtiunea utilizatorului</text:span>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><text:span text:style-name="T83">Introdu un numar complex:</text:span>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VARIANTA 1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<text:span text:style-name="T96">3+3i</text:span></text:p>
          </table:table-cell>
          <table:table-cell table:style-name="TableCell97">
            <text:p text:style-name="P98"/>
          </table:table-cell>
          <table:table-cell table:style-name="TableCell99">
            <text:p text:style-name="P100">Se introduce un numar complex (care se adauga in lista de numere complexe)</text:p>
          </table:table-cell>
        </table:table-row>
        <table:table-row table:style-name="TableRow101">
          <table:table-cell table:style-name="TableCell102">
            <text:p text:style-name="P103">VARIANTA 2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-5-8i 0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Se introduce un numar complex</text:p>
            <text:p text:style-name="P115"><text:span text:style-name="T116">plus</text:span><text:span text:style-name="T117"><text:s/>pozitia la care trebuie adaugat in lista</text:span></text:p>
          </table:table-cell>
        </table:table-row>
      </table:table>
      <text:p text:style-name="P118"/>
      <text:p text:style-name="P119">2. Modifică elemente din listă.<text:s/></text:p>
      <text:p text:style-name="P120">• Șterge element de pe o poziție dată.</text:p>
      <text:p text:style-name="P121"><text:s/>• Șterge elementele de pe un interval de poziții.</text:p>
      <text:p text:style-name="P122"><text:s/>• Înlocuiește toate aparițiile unui număr complex cu un alt număr complex.</text:p>
      <text:p text:style-name="P123"/>
      <text:p text:style-name="P124">Spunem ca initial listele a si b sunt :</text:p>
      <text:p text:style-name="P125">a <text:s/>= [ 1 , 2 , 6 , 19<text:s/>, 67 ,<text:s/>67]</text:p>
      <text:p text:style-name="P126">b <text:s/>= [ 1 , 5 , 7 , 18 , 37<text:s/>,<text:s/>37]</text:p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<text:span text:style-name="T134">Utilizator</text:span></text:p>
          </table:table-cell>
          <table:table-cell table:style-name="TableCell135">
            <text:p text:style-name="P136"><text:span text:style-name="T137">Program</text:span></text:p>
          </table:table-cell>
          <table:table-cell table:style-name="TableCell138">
            <text:p text:style-name="P139"><text:span text:style-name="T140">Descriere</text:span></text:p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>Introdu o comanda: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2</text:p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><text:span text:style-name="T160"><text:s/></text:span><text:span text:style-name="T161">Introduceti input pentru una dintre urmatoarele functionalitati :</text:span></text:p>
            <text:p text:style-name="P162"><text:span text:style-name="T163"><text:s/></text:span><text:span text:style-name="T164">Șterge element de pe o poziție dată. Input de forma :<text:s/></text:span><text:span text:style-name="T165">"</text:span><text:span text:style-name="T166">POZITIE</text:span><text:span text:style-name="T167">"</text:span></text:p>
            <text:p text:style-name="P168"><text:span text:style-name="T169"><text:s/></text:span><text:span text:style-name="T170">Șterge elementele de pe un interval de poziții. Input de forma :<text:s/></text:span><text:span text:style-name="T171">"</text:span><text:span text:style-name="T172">(POZITIE1 , POZITIE1)</text:span><text:span text:style-name="T173">"</text:span></text:p>
            <text:p text:style-name="P174"><text:span text:style-name="T175"><text:s/></text:span><text:span text:style-name="T176">Înlocuiește toate aparițiile unui număr complex cu un alt număr complex. Input de forma :<text:s/></text:span><text:span text:style-name="T177">"</text:span><text:span text:style-name="T178">ELEMENT1 , ELEMENT2</text:span><text:span text:style-name="T179">"</text:span></text:p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VARIANTA 1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3</text:p>
          </table:table-cell>
          <table:table-cell table:style-name="TableCell193">
            <text:p text:style-name="P194"/>
          </table:table-cell>
          <table:table-cell table:style-name="TableCell195">
            <text:p text:style-name="P196">Elementul de pe pozitia 3 este eliminat iar,</text:p>
            <text:p text:style-name="P197">listele devin :</text:p>
            <text:p text:style-name="P198">a= [1 ,2,6,67,67]</text:p>
            <text:p text:style-name="P199">b= [1,5,7,37,37]</text:p>
          </table:table-cell>
        </table:table-row>
        <table:table-row table:style-name="TableRow200">
          <table:table-cell table:style-name="TableCell201">
            <text:p text:style-name="P202"><text:span text:style-name="T203">VARIANTA 2</text:span>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1,3</text:p>
          </table:table-cell>
          <table:table-cell table:style-name="TableCell211">
            <text:p text:style-name="P212"/>
          </table:table-cell>
          <table:table-cell table:style-name="TableCell213">
            <text:p text:style-name="P214">listele devin :</text:p>
            <text:p text:style-name="P215">a= [1 ,67,67]</text:p>
            <text:p text:style-name="P216">b= [1,37,37]</text:p>
          </table:table-cell>
        </table:table-row>
        <table:table-row table:style-name="TableRow217">
          <table:table-cell table:style-name="TableCell218">
            <text:p text:style-name="P219">VARIANTA 3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67+37i , 5+5i</text:p>
          </table:table-cell>
          <table:table-cell table:style-name="TableCell227">
            <text:p text:style-name="P228"/>
          </table:table-cell>
          <table:table-cell table:style-name="TableCell229">
            <text:p text:style-name="P230">listele devin :</text:p>
            <text:p text:style-name="P231">a= [1,2,6,19,5,5]</text:p>
            <text:p text:style-name="P232">b=[1,5,7,18,5,5]</text:p>
          </table:table-cell>
        </table:table-row>
      </table:table>
      <text:p text:style-name="P233"/>
      <text:p text:style-name="P234">3. Căutare numere.<text:s/></text:p>
      <text:p text:style-name="P235">• Tipărește partea imaginara pentru numerele din listă. Se dă intervalul de poziții (sub secvența).<text:s/></text:p>
      <text:p text:style-name="P236">• Tipărește toate numerele complexe care au modulul mai mic decât 10<text:s/></text:p>
      <text:p text:style-name="P237">• Tipărește toate numerele complexe care au modulul egal cu 10</text:p>
      <text:p text:style-name="P238"/>
      <text:p text:style-name="P239">Spunem ca initial listele a si b sunt :</text:p>
      <text:p text:style-name="P240">a <text:s/>= [ 1 , 2 , 6 , 19 , 67 , 67]</text:p>
      <text:p text:style-name="P241">b <text:s/>= [ 1 , 5 , 7 , 18 , 37 , 37]</text:p>
      <text:p text:style-name="P242"/>
      <table:table table:style-name="Table243">
        <table:table-columns>
          <table:table-column table:style-name="TableColumn244"/>
          <table:table-column table:style-name="TableColumn245"/>
          <table:table-column table:style-name="TableColumn246"/>
        </table:table-columns>
        <table:table-row table:style-name="TableRow247">
          <table:table-cell table:style-name="TableCell248">
            <text:p text:style-name="P249"><text:span text:style-name="T250">Utilizator</text:span></text:p>
          </table:table-cell>
          <table:table-cell table:style-name="TableCell251">
            <text:p text:style-name="P252"><text:span text:style-name="T253">Program</text:span></text:p>
          </table:table-cell>
          <table:table-cell table:style-name="TableCell254">
            <text:p text:style-name="P255"><text:span text:style-name="T256">Descriere</text:span></text:p>
          </table:table-cell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Introdu o comanda:</text:p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3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><text:span text:style-name="T276">Alege o subcomanda :</text:span></text:p>
            <text:p text:style-name="P277"><text:span text:style-name="T278"><text:s/>1. Tipărește partea imaginara pentru numerele din listă. Se dă intervalul de poziții (sub secvența).</text:span></text:p>
            <text:p text:style-name="P279"><text:span text:style-name="T280"><text:s/>2. Tipărește toate numerele complexe care au modulul mai mic decât 10.</text:span></text:p>
            <text:p text:style-name="P281"><text:s/>3. Tipărește toate numerele complexe care au modulul egal cu 10.</text:p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VARIANTA 1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1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>
            <text:p text:style-name="P302">Alegeti un interval :</text:p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(3,5)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/>
          </table:table-cell>
          <table:table-cell table:style-name="TableCell315">
            <text:p text:style-name="P316">[18 , 37 , 37]</text:p>
            <text:p text:style-name="P317"><text:s/>3 <text:s text:c="5"/>4 <text:s text:c="4"/>5<text:s/></text:p>
          </table:table-cell>
          <table:table-cell table:style-name="TableCell318">
            <text:p text:style-name="P319"><text:span text:style-name="T320">Se afiseaza<text:s/></text:span><text:span text:style-name="T321">partea imaginara pentru numerele din interval</text:span></text:p>
          </table:table-cell>
        </table:table-row>
        <table:table-row table:style-name="TableRow322">
          <table:table-cell table:style-name="TableCell323">
            <text:p text:style-name="P324"><text:span text:style-name="T325">VARIANTA 2</text:span></text:p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2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/>
          </table:table-cell>
          <table:table-cell table:style-name="TableCell340">
            <text:p text:style-name="P341"><text:s text:c="2"/>Toate numerele care au modulul mai mic decat 10 :</text:p>
            <text:p text:style-name="P342">1 + 1 i</text:p>
            <text:p text:style-name="P343">2 + 5 i</text:p>
            <text:p text:style-name="P344"><text:span text:style-name="T345">6 + 7 i</text:span></text:p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VARIANTA 3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3</text:p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/>
          </table:table-cell>
          <table:table-cell table:style-name="TableCell365">
            <text:p text:style-name="P366">Nu exista</text:p>
          </table:table-cell>
          <table:table-cell table:style-name="TableCell367">
            <text:p text:style-name="P368"/>
          </table:table-cell>
        </table:table-row>
      </table:table>
      <text:p text:style-name="P369"/>
      <text:p text:style-name="P370">4. Operații cu numerele din listă.</text:p>
      <text:p text:style-name="P371">•<text:s/>Suma numerelor dintr-o subsecventă dată (se da poziția de început și sfârșit).<text:s/></text:p>
      <text:p text:style-name="P372">• Produsul numerelor dintr-o subsecventă dată (se da poziția de început și sfârșit).<text:s/></text:p>
      <text:p text:style-name="P373">• Tipărește lista sortată descrescător după partea imaginara</text:p>
      <text:p text:style-name="P374">Spunem ca initial listele a si b sunt :</text:p>
      <text:p text:style-name="P375"><text:span text:style-name="T376">a <text:s/>= [</text:span><text:span text:style-name="T377">-1,7,2,-2</text:span><text:span text:style-name="T378">,1,2</text:span><text:span text:style-name="T379">]</text:span></text:p>
      <text:p text:style-name="P380"><text:span text:style-name="T381">b <text:s/>= [</text:span><text:span text:style-name="T382">1,-2,-9,1</text:span><text:span text:style-name="T383">,2,1</text:span><text:span text:style-name="T384">]</text:span></text:p>
      <text:p text:style-name="P385"/>
      <table:table table:style-name="Table386">
        <table:table-columns>
          <table:table-column table:style-name="TableColumn387"/>
          <table:table-column table:style-name="TableColumn388"/>
          <table:table-column table:style-name="TableColumn389"/>
        </table:table-columns>
        <table:table-row table:style-name="TableRow390">
          <table:table-cell table:style-name="TableCell391">
            <text:p text:style-name="P392"><text:span text:style-name="T393">Utilizator</text:span></text:p>
          </table:table-cell>
          <table:table-cell table:style-name="TableCell394">
            <text:p text:style-name="P395"><text:span text:style-name="T396">Program</text:span></text:p>
          </table:table-cell>
          <table:table-cell table:style-name="TableCell397">
            <text:p text:style-name="P398"><text:span text:style-name="T399">Descriere</text:span></text:p>
          </table:table-cell>
        </table:table-row>
        <table:table-row table:style-name="TableRow400">
          <table:table-cell table:style-name="TableCell401">
            <text:p text:style-name="P402"/>
          </table:table-cell>
          <table:table-cell table:style-name="TableCell403">
            <text:p text:style-name="P404">Introdu o comanda:</text:p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>4</text:p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/>
          </table:table-cell>
          <table:table-cell table:style-name="TableCell417">
            <text:p text:style-name="P418"><text:span text:style-name="T419">Alege o subcomanda :</text:span></text:p>
            <text:p text:style-name="P420"><text:span text:style-name="T421"><text:s text:c="5"/>1. Suma numerelor dintr-o subsecventă dată (se da poziția de început și sfârșit).</text:span></text:p>
            <text:p text:style-name="P422"><text:span text:style-name="T423"><text:s text:c="5"/>2. Produsul numerelor dintr-o subsecventă dată (se da poziția de început și sfârșit).</text:span></text:p>
            <text:p text:style-name="P424"><text:span text:style-name="T425"><text:s text:c="5"/>3.Tipărește lista sortată descrescător după partea imaginara.</text:span></text:p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P430"><text:span text:style-name="T431">VARIANTA 1</text:span>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>1</text:p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/>
          </table:table-cell>
          <table:table-cell table:style-name="TableCell446">
            <text:p text:style-name="P447"><text:span text:style-name="T448">Introduceti intervalul:</text:span></text:p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>0,3</text:p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</table:table-row>
        <table:table-row table:style-name="TableRow458">
          <table:table-cell table:style-name="TableCell459">
            <text:p text:style-name="P460"/>
          </table:table-cell>
          <table:table-cell table:style-name="TableCell461">
            <text:p text:style-name="P462">Suma subsecventei este: 6-9i</text:p>
          </table:table-cell>
          <table:table-cell table:style-name="TableCell463">
            <text:p text:style-name="P464"/>
          </table:table-cell>
        </table:table-row>
        <table:table-row table:style-name="TableRow465">
          <table:table-cell table:style-name="TableCell466">
            <text:p text:style-name="P467">VARIANTA 2</text:p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</table:table-row>
        <table:table-row table:style-name="TableRow472">
          <table:table-cell table:style-name="TableCell473">
            <text:p text:style-name="P474">2</text:p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</table:table-row>
        <table:table-row table:style-name="TableRow479">
          <table:table-cell table:style-name="TableCell480">
            <text:p text:style-name="P481"/>
          </table:table-cell>
          <table:table-cell table:style-name="TableCell482">
            <text:p text:style-name="P483"><text:span text:style-name="T484">Introduceti intervalul:</text:span></text:p>
          </table:table-cell>
          <table:table-cell table:style-name="TableCell485">
            <text:p text:style-name="P486"/>
          </table:table-cell>
        </table:table-row>
        <table:table-row table:style-name="TableRow487">
          <table:table-cell table:style-name="TableCell488">
            <text:p text:style-name="P489">4,5</text:p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</table:table-row>
        <table:table-row table:style-name="TableRow494">
          <table:table-cell table:style-name="TableCell495">
            <text:p text:style-name="P496"/>
          </table:table-cell>
          <table:table-cell table:style-name="TableCell497">
            <text:p text:style-name="P498"><text:span text:style-name="T499">Produsul subsecventei este :</text:span><text:span text:style-name="T500"><text:s text:c="2"/></text:span><text:span text:style-name="T501">0+5i</text:span></text:p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p text:style-name="P506">VARIANTA 3</text:p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  <table:table-row table:style-name="TableRow511">
          <table:table-cell table:style-name="TableCell512">
            <text:p text:style-name="P513">3</text:p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</table:table-row>
        <table:table-row table:style-name="TableRow518">
          <table:table-cell table:style-name="TableCell519">
            <text:p text:style-name="P520"/>
          </table:table-cell>
          <table:table-cell table:style-name="TableCell521">
            <text:p text:style-name="P522">1+2i -1+1i -2+1i 2+1i 7-2i 2-9i</text:p>
          </table:table-cell>
          <table:table-cell table:style-name="TableCell523">
            <text:p text:style-name="P524">Se afiseaza lista sortata descrescator</text:p>
          </table:table-cell>
        </table:table-row>
      </table:table>
      <text:p text:style-name="P525"/>
      <text:p text:style-name="P526">5. Filtrare.<text:s/></text:p>
      <text:p text:style-name="P527">• Filtrare parte reala prim – elimină din listă numerele complexe la care partea reala este prim.<text:s/></text:p>
      <text:p text:style-name="P528">• Filtrare modul – elimina din lista numerele complexe la care modulul este &lt;,= sau &gt; decât un număr dat.</text:p>
      <text:p text:style-name="P529"/>
      <text:p text:style-name="P530">Spunem ca initial listele a si b sunt :</text:p>
      <text:p text:style-name="P531">a <text:s/>= [10,5,1,6,7,3,19]</text:p>
      <text:p text:style-name="P532"><text:span text:style-name="T533">b <text:s/>= [</text:span><text:span text:style-name="T534">0</text:span><text:span text:style-name="T535">,5</text:span><text:span text:style-name="T536">,2</text:span><text:span text:style-name="T537">,6</text:span><text:span text:style-name="T538">,7</text:span><text:span text:style-name="T539">,3,19</text:span><text:span text:style-name="T540">]</text:span></text:p>
      <text:p text:style-name="P541"/>
      <table:table table:style-name="Table542">
        <table:table-columns>
          <table:table-column table:style-name="TableColumn543"/>
          <table:table-column table:style-name="TableColumn544"/>
          <table:table-column table:style-name="TableColumn545"/>
        </table:table-columns>
        <table:table-row table:style-name="TableRow546">
          <table:table-cell table:style-name="TableCell547">
            <text:p text:style-name="P548"><text:span text:style-name="T549">Utilizator</text:span></text:p>
          </table:table-cell>
          <table:table-cell table:style-name="TableCell550">
            <text:p text:style-name="P551"><text:span text:style-name="T552">Program</text:span></text:p>
          </table:table-cell>
          <table:table-cell table:style-name="TableCell553">
            <text:p text:style-name="P554"><text:span text:style-name="T555">Descriere</text:span></text:p>
          </table:table-cell>
        </table:table-row>
        <table:table-row table:style-name="TableRow556">
          <table:table-cell table:style-name="TableCell557">
            <text:p text:style-name="P558"/>
          </table:table-cell>
          <table:table-cell table:style-name="TableCell559">
            <text:p text:style-name="P560">Introdu o comanda:</text:p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p text:style-name="P565">5</text:p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<text:span text:style-name="T575">Alege o subcomanda :</text:span></text:p>
            <text:p text:style-name="P576"><text:span text:style-name="T577"><text:s text:c="5"/>1. Filtrare parte reala prim – elimină din listă numerele complexe la care partea reala este prim.</text:span></text:p>
            <text:p text:style-name="P578"><text:span text:style-name="T579"><text:s text:c="5"/>2. Filtrare modul – elimina din lista numerele complexe la care modulul este &lt;,= sau &gt; decât un număr dat.</text:span></text:p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>
            <text:p text:style-name="P584">VARIANTA 1</text:p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</table:table-row>
        <table:table-row table:style-name="TableRow589">
          <table:table-cell table:style-name="TableCell590">
            <text:p text:style-name="P591">1</text:p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</table:table-row>
        <table:table-row table:style-name="TableRow596">
          <table:table-cell table:style-name="TableCell597">
            <text:p text:style-name="P598"/>
          </table:table-cell>
          <table:table-cell table:style-name="TableCell599">
            <text:p text:style-name="P600">Numerele cu partea reala un numar prim au fost sterse</text:p>
          </table:table-cell>
          <table:table-cell table:style-name="TableCell601">
            <text:p text:style-name="P602">Listele devin :</text:p>
            <text:p text:style-name="P603">a <text:s/>=[10,1,6]</text:p>
            <text:p text:style-name="P604"><text:span text:style-name="T605">b <text:s/>= [0,2,6]</text:span></text:p>
          </table:table-cell>
        </table:table-row>
        <table:table-row table:style-name="TableRow606">
          <table:table-cell table:style-name="TableCell607">
            <text:p text:style-name="P608"><text:span text:style-name="T609">VARIANTA 2</text:span></text:p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</table:table-row>
        <table:table-row table:style-name="TableRow614">
          <table:table-cell table:style-name="TableCell615">
            <text:p text:style-name="P616">2</text:p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P623">A)</text:p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</table:table-row>
        <table:table-row table:style-name="TableRow628">
          <table:table-cell table:style-name="TableCell629">
            <text:p text:style-name="P630">= 10</text:p>
          </table:table-cell>
          <table:table-cell table:style-name="TableCell631">
            <text:p text:style-name="P632"/>
          </table:table-cell>
          <table:table-cell table:style-name="TableCell633">
            <text:p text:style-name="P634">Listele devin:</text:p>
            <text:p text:style-name="P635">a <text:s/>=[5,1,6,7,3,19]</text:p>
            <text:p text:style-name="P636"><text:span text:style-name="T637">b <text:s/>=<text:s/></text:span><text:span text:style-name="T638">[</text:span><text:span text:style-name="T639">5,2,6,7,3,19]</text:span></text:p>
          </table:table-cell>
        </table:table-row>
        <table:table-row table:style-name="TableRow640">
          <table:table-cell table:style-name="TableCell641">
            <text:p text:style-name="P642">B)</text:p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</table:table-row>
        <table:table-row table:style-name="TableRow647">
          <table:table-cell table:style-name="TableCell648">
            <text:p text:style-name="P649">&gt; 10</text:p>
          </table:table-cell>
          <table:table-cell table:style-name="TableCell650">
            <text:p text:style-name="P651"/>
          </table:table-cell>
          <table:table-cell table:style-name="TableCell652">
            <text:p text:style-name="P653">Listele devin:</text:p>
            <text:p text:style-name="P654">a <text:s/>=[10,5,1,6,7,3]</text:p>
            <text:p text:style-name="P655"><text:span text:style-name="T656">b <text:s/>= [0,5,2,6,7,3]</text:span></text:p>
          </table:table-cell>
        </table:table-row>
        <table:table-row table:style-name="TableRow657">
          <table:table-cell table:style-name="TableCell658">
            <text:p text:style-name="P659"><text:span text:style-name="T660">C)</text:span></text:p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</table:table-row>
        <table:table-row table:style-name="TableRow665">
          <table:table-cell table:style-name="TableCell666">
            <text:p text:style-name="P667">&lt; 10</text:p>
          </table:table-cell>
          <table:table-cell table:style-name="TableCell668">
            <text:p text:style-name="P669"/>
          </table:table-cell>
          <table:table-cell table:style-name="TableCell670">
            <text:p text:style-name="P671">Listele devin:</text:p>
            <text:p text:style-name="P672">a <text:s/>=[10,19]</text:p>
            <text:p text:style-name="P673"><text:span text:style-name="T674">b <text:s/>= [0,19]</text:span></text:p>
          </table:table-cell>
        </table:table-row>
      </table:table>
      <text:p text:style-name="P675"/>
      <text:p text:style-name="P676">6. Undo<text:s/></text:p>
      <text:p text:style-name="P677">• Reface ultima operație (lista de numere revine la numerele ce existau înainte de ultima operație care a modificat lista)<text:s/></text:p>
      <text:p text:style-name="P678"/>
      <text:p text:style-name="P679">Spunem ca initial listele a si b sunt :</text:p>
      <text:p text:style-name="P680">a <text:s/>= [10,5,1,6,7,3,19]</text:p>
      <text:p text:style-name="P681"><text:span text:style-name="T682">b <text:s/>= [0,5,2,6,7,3,19]</text:span></text:p>
      <text:p text:style-name="P683"/>
      <table:table table:style-name="Table684">
        <table:table-columns>
          <table:table-column table:style-name="TableColumn685"/>
          <table:table-column table:style-name="TableColumn686"/>
          <table:table-column table:style-name="TableColumn687"/>
        </table:table-columns>
        <table:table-row table:style-name="TableRow688">
          <table:table-cell table:style-name="TableCell689">
            <text:p text:style-name="P690"><text:span text:style-name="T691">Utilizator</text:span></text:p>
          </table:table-cell>
          <table:table-cell table:style-name="TableCell692">
            <text:p text:style-name="P693"><text:span text:style-name="T694">Program</text:span></text:p>
          </table:table-cell>
          <table:table-cell table:style-name="TableCell695">
            <text:p text:style-name="P696"><text:span text:style-name="T697">Descriere</text:span></text:p>
          </table:table-cell>
        </table:table-row>
        <table:table-row table:style-name="TableRow698">
          <table:table-cell table:style-name="TableCell699">
            <text:p text:style-name="P700"/>
          </table:table-cell>
          <table:table-cell table:style-name="TableCell701">
            <text:p text:style-name="P702">Introdu o comanda:</text:p>
          </table:table-cell>
          <table:table-cell table:style-name="TableCell703">
            <text:p text:style-name="P704"/>
          </table:table-cell>
        </table:table-row>
        <table:table-row table:style-name="TableRow705">
          <table:table-cell table:style-name="TableCell706">
            <text:p text:style-name="P707"><text:span text:style-name="T708">1</text:span></text:p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</table:table-row>
        <table:table-row table:style-name="TableRow713">
          <table:table-cell table:style-name="TableCell714">
            <text:p text:style-name="P715"/>
          </table:table-cell>
          <table:table-cell table:style-name="TableCell716">
            <text:p text:style-name="P717"><text:span text:style-name="T718">Introdu un numar complex:</text:span></text:p>
            <text:p text:style-name="P719"/>
          </table:table-cell>
          <table:table-cell table:style-name="TableCell720">
            <text:p text:style-name="P721"/>
          </table:table-cell>
        </table:table-row>
        <table:table-row table:style-name="TableRow722">
          <table:table-cell table:style-name="TableCell723">
            <text:p text:style-name="P724"><text:span text:style-name="T725">2-3i , 7</text:span></text:p>
          </table:table-cell>
          <table:table-cell table:style-name="TableCell726">
            <text:p text:style-name="P727"/>
          </table:table-cell>
          <table:table-cell table:style-name="TableCell728">
            <text:p text:style-name="P729">Listele devin :</text:p>
            <text:p text:style-name="P730">a <text:s/>= [10,5,1,6,7,3,19,2]</text:p>
            <text:p text:style-name="P731"><text:span text:style-name="T732">b <text:s/>= [0,5,2,6,7,3,19,-3]</text:span></text:p>
          </table:table-cell>
        </table:table-row>
        <table:table-row table:style-name="TableRow733">
          <table:table-cell table:style-name="TableCell734">
            <text:p text:style-name="P735"/>
          </table:table-cell>
          <table:table-cell table:style-name="TableCell736">
            <text:p text:style-name="P737"><text:span text:style-name="T738">Introdu o comanda:</text:span></text:p>
          </table:table-cell>
          <table:table-cell table:style-name="TableCell739">
            <text:p text:style-name="P740"/>
          </table:table-cell>
        </table:table-row>
        <table:table-row table:style-name="TableRow741">
          <table:table-cell table:style-name="TableCell742">
            <text:p text:style-name="P743">6</text:p>
          </table:table-cell>
          <table:table-cell table:style-name="TableCell744">
            <text:p text:style-name="P745"/>
          </table:table-cell>
          <table:table-cell table:style-name="TableCell746">
            <text:p text:style-name="P747">Listele devin :</text:p>
            <text:p text:style-name="P748">a <text:s/>=[10,5,1,6,7,3,19]</text:p>
            <text:p text:style-name="P749"><text:span text:style-name="T750">b <text:s/>= [0,5,2,6,7,3,19]</text:span></text:p>
            <text:p text:style-name="P751"/>
          </table:table-cell>
        </table:table-row>
      </table:table>
      <text:p text:style-name="P752"/>
      <text:p text:style-name="P753"><text:span text:style-name="T754">7.Afisare</text:span></text:p>
      <text:list text:style-name="LFO7" text:continue-numbering="true">
        <text:list-item>
          <text:p text:style-name="P755"><text:span text:style-name="T756">Afiseaza numerele din lista in consola.</text:span></text:p>
        </text:list-item>
      </text:list>
      <text:p text:style-name="P757"/>
      <text:p text:style-name="P758">Spunem ca initial listele a si b sunt :</text:p>
      <text:p text:style-name="P759">a <text:s/>= [1,2,3,5]</text:p>
      <text:p text:style-name="P760"><text:span text:style-name="T761">b <text:s/>= [-1,2,5,6]</text:span></text:p>
      <text:p text:style-name="P762"/>
      <table:table table:style-name="Table763">
        <table:table-columns>
          <table:table-column table:style-name="TableColumn764"/>
          <table:table-column table:style-name="TableColumn765"/>
          <table:table-column table:style-name="TableColumn766"/>
        </table:table-columns>
        <table:table-row table:style-name="TableRow767">
          <table:table-cell table:style-name="TableCell768">
            <text:p text:style-name="P769"><text:span text:style-name="T770">Utilizator</text:span></text:p>
          </table:table-cell>
          <table:table-cell table:style-name="TableCell771">
            <text:p text:style-name="P772"><text:span text:style-name="T773">Program</text:span></text:p>
          </table:table-cell>
          <table:table-cell table:style-name="TableCell774">
            <text:p text:style-name="P775"><text:span text:style-name="T776">Descriere</text:span></text:p>
          </table:table-cell>
        </table:table-row>
        <table:table-row table:style-name="TableRow777">
          <table:table-cell table:style-name="TableCell778">
            <text:p text:style-name="P779"/>
          </table:table-cell>
          <table:table-cell table:style-name="TableCell780">
            <text:p text:style-name="P781">Introdu o comanda:</text:p>
          </table:table-cell>
          <table:table-cell table:style-name="TableCell782">
            <text:p text:style-name="P783"/>
          </table:table-cell>
        </table:table-row>
        <table:table-row table:style-name="TableRow784">
          <table:table-cell table:style-name="TableCell785">
            <text:p text:style-name="P786">7</text:p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</table:table-row>
        <table:table-row table:style-name="TableRow791">
          <table:table-cell table:style-name="TableCell792">
            <text:p text:style-name="P793"/>
          </table:table-cell>
          <table:table-cell table:style-name="TableCell794">
            <text:p text:style-name="P795">1-1i 2+2i 3+5i 5+6i</text:p>
          </table:table-cell>
          <table:table-cell table:style-name="TableCell796">
            <text:p text:style-name="P797"/>
          </table:table-cell>
        </table:table-row>
      </table:table>
      <text:p text:style-name="P798"/>
      <text:p text:style-name="P799"><text:span text:style-name="T800">8.Afisare comenzi</text:span></text:p>
      <text:list text:style-name="LFO5" text:continue-numbering="true">
        <text:list-item>
          <text:p text:style-name="P801"><text:span text:style-name="T802">Afiseaza toate comenzile in consola.</text:span></text:p>
        </text:list-item>
      </text:list>
      <text:p text:style-name="P803"/>
      <table:table table:style-name="Table804">
        <table:table-columns>
          <table:table-column table:style-name="TableColumn805"/>
          <table:table-column table:style-name="TableColumn806"/>
          <table:table-column table:style-name="TableColumn807"/>
        </table:table-columns>
        <table:table-row table:style-name="TableRow808">
          <table:table-cell table:style-name="TableCell809">
            <text:p text:style-name="P810"><text:span text:style-name="T811">Utilizator</text:span></text:p>
          </table:table-cell>
          <table:table-cell table:style-name="TableCell812">
            <text:p text:style-name="P813"><text:span text:style-name="T814">Program</text:span></text:p>
          </table:table-cell>
          <table:table-cell table:style-name="TableCell815">
            <text:p text:style-name="P816"><text:span text:style-name="T817">Descriere</text:span></text:p>
          </table:table-cell>
        </table:table-row>
        <table:table-row table:style-name="TableRow818">
          <table:table-cell table:style-name="TableCell819">
            <text:p text:style-name="P820"/>
          </table:table-cell>
          <table:table-cell table:style-name="TableCell821">
            <text:p text:style-name="P822">Introdu o comanda:</text:p>
          </table:table-cell>
          <table:table-cell table:style-name="TableCell823">
            <text:p text:style-name="P824"/>
          </table:table-cell>
        </table:table-row>
        <table:table-row table:style-name="TableRow825">
          <table:table-cell table:style-name="TableCell826">
            <text:p text:style-name="P827">8</text:p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</table:table-row>
        <table:table-row table:style-name="TableRow832">
          <table:table-cell table:style-name="TableCell833">
            <text:p text:style-name="P834"/>
          </table:table-cell>
          <table:table-cell table:style-name="TableCell835">
            <text:p text:style-name="P836">Comenzile sunt :</text:p>
            <text:p text:style-name="P837">1. Adaugă număr în listă.</text:p>
            <text:p text:style-name="P838">2. Modifică elemente din listă.</text:p>
            <text:p text:style-name="P839">3. Căutare numere.</text:p>
            <text:p text:style-name="P840">4. Operații cu numerele din listă</text:p>
            <text:p text:style-name="P841">5. Filtrare.</text:p>
            <text:p text:style-name="P842">6. Undo</text:p>
            <text:p text:style-name="P843">7. Afiseaza numerele din lista in consola.</text:p>
            <text:p text:style-name="P844">8. Afiseaza toate comenzile in consola. <text:s text:c="2"/></text:p>
            <text:p text:style-name="P845">9. Redo</text:p>
            <text:p text:style-name="P846">10. Iesire din aplicatie.</text:p>
          </table:table-cell>
          <table:table-cell table:style-name="TableCell847">
            <text:p text:style-name="P848"/>
          </table:table-cell>
        </table:table-row>
      </table:table>
      <text:p text:style-name="P849"/>
      <text:p text:style-name="P850">9. Redo</text:p>
      <text:list text:style-name="LFO3" text:continue-numbering="true">
        <text:list-item>
          <text:p text:style-name="P851"><text:span text:style-name="T852">Daca a fost efectuata o operatie de undo , intoarce listele la stadiul in care erau inainte de executarea comenzii undo.</text:span></text:p>
        </text:list-item>
      </text:list>
      <text:p text:style-name="P853"/>
      <text:p text:style-name="P854"/>
      <text:p text:style-name="P855">Spunem ca initial listele a si b sunt :</text:p>
      <text:p text:style-name="P856">a <text:s/>= [10,5,1,6,7,3,19]</text:p>
      <text:p text:style-name="P857"><text:span text:style-name="T858">b <text:s/>= [0,5,2,6,7,3,19]</text:span></text:p>
      <text:p text:style-name="P859"/>
      <table:table table:style-name="Table860">
        <table:table-columns>
          <table:table-column table:style-name="TableColumn861"/>
          <table:table-column table:style-name="TableColumn862"/>
          <table:table-column table:style-name="TableColumn863"/>
        </table:table-columns>
        <table:table-row table:style-name="TableRow864">
          <table:table-cell table:style-name="TableCell865">
            <text:p text:style-name="P866"><text:span text:style-name="T867">Utilizator</text:span></text:p>
          </table:table-cell>
          <table:table-cell table:style-name="TableCell868">
            <text:p text:style-name="P869"><text:span text:style-name="T870">Program</text:span></text:p>
          </table:table-cell>
          <table:table-cell table:style-name="TableCell871">
            <text:p text:style-name="P872"><text:span text:style-name="T873">Descriere</text:span></text:p>
          </table:table-cell>
        </table:table-row>
        <table:table-row table:style-name="TableRow874">
          <table:table-cell table:style-name="TableCell875">
            <text:p text:style-name="P876"/>
          </table:table-cell>
          <table:table-cell table:style-name="TableCell877">
            <text:p text:style-name="P878">Introdu o comanda:</text:p>
          </table:table-cell>
          <table:table-cell table:style-name="TableCell879">
            <text:p text:style-name="P880"/>
          </table:table-cell>
        </table:table-row>
        <table:table-row table:style-name="TableRow881">
          <table:table-cell table:style-name="TableCell882">
            <text:p text:style-name="P883"><text:span text:style-name="T884">1</text:span></text:p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</table:table-row>
        <table:table-row table:style-name="TableRow889">
          <table:table-cell table:style-name="TableCell890">
            <text:p text:style-name="P891"/>
          </table:table-cell>
          <table:table-cell table:style-name="TableCell892">
            <text:p text:style-name="P893"><text:span text:style-name="T894">Introdu un numar complex:</text:span></text:p>
            <text:p text:style-name="P895"/>
          </table:table-cell>
          <table:table-cell table:style-name="TableCell896">
            <text:p text:style-name="P897"/>
          </table:table-cell>
        </table:table-row>
        <table:table-row table:style-name="TableRow898">
          <table:table-cell table:style-name="TableCell899">
            <text:p text:style-name="P900"><text:span text:style-name="T901">2-3i , 7</text:span></text:p>
          </table:table-cell>
          <table:table-cell table:style-name="TableCell902">
            <text:p text:style-name="P903"/>
          </table:table-cell>
          <table:table-cell table:style-name="TableCell904">
            <text:p text:style-name="P905">Listele devin :</text:p>
            <text:p text:style-name="P906">a <text:s/>= [10,5,1,6,7,3,19,2]</text:p>
            <text:p text:style-name="P907"><text:span text:style-name="T908">b <text:s/>= [0,5,2,6,7,3,19,-3]</text:span></text:p>
          </table:table-cell>
        </table:table-row>
        <table:table-row table:style-name="TableRow909">
          <table:table-cell table:style-name="TableCell910">
            <text:p text:style-name="P911"/>
          </table:table-cell>
          <table:table-cell table:style-name="TableCell912">
            <text:p text:style-name="P913"><text:span text:style-name="T914">Introdu o comanda:</text:span></text:p>
          </table:table-cell>
          <table:table-cell table:style-name="TableCell915">
            <text:p text:style-name="P916"/>
          </table:table-cell>
        </table:table-row>
        <table:table-row table:style-name="TableRow917">
          <table:table-cell table:style-name="TableCell918">
            <text:p text:style-name="P919">6</text:p>
          </table:table-cell>
          <table:table-cell table:style-name="TableCell920">
            <text:p text:style-name="P921"/>
          </table:table-cell>
          <table:table-cell table:style-name="TableCell922">
            <text:p text:style-name="P923">Listele devin :</text:p>
            <text:p text:style-name="P924">a <text:s/>=[10,5,1,6,7,3,19]</text:p>
            <text:p text:style-name="P925"><text:span text:style-name="T926">b <text:s/>= [0,5,2,6,7,3,19]</text:span></text:p>
            <text:p text:style-name="P927"/>
          </table:table-cell>
        </table:table-row>
        <table:table-row table:style-name="TableRow928">
          <table:table-cell table:style-name="TableCell929">
            <text:p text:style-name="P930"/>
          </table:table-cell>
          <table:table-cell table:style-name="TableCell931">
            <text:p text:style-name="P932"><text:span text:style-name="T933">Introdu o comanda:</text:span></text:p>
          </table:table-cell>
          <table:table-cell table:style-name="TableCell934">
            <text:p text:style-name="P935"/>
          </table:table-cell>
        </table:table-row>
        <table:table-row table:style-name="TableRow936">
          <table:table-cell table:style-name="TableCell937">
            <text:p text:style-name="P938">9</text:p>
          </table:table-cell>
          <table:table-cell table:style-name="TableCell939">
            <text:p text:style-name="P940"/>
          </table:table-cell>
          <table:table-cell table:style-name="TableCell941">
            <text:p text:style-name="P942">Listele devin :</text:p>
            <text:p text:style-name="P943">a <text:s/>= [10,5,1,6,7,3,19,2]</text:p>
            <text:p text:style-name="P944"><text:span text:style-name="T945">b <text:s/>= [0,5,2,6,7,3,19,-3]</text:span></text:p>
            <text:p text:style-name="P946"/>
          </table:table-cell>
        </table:table-row>
      </table:table>
      <text:p text:style-name="P947"/>
      <text:p text:style-name="P948">10.Iesire din aplicatie.</text:p>
      <text:list text:style-name="LFO1" text:continue-numbering="true">
        <text:list-item>
          <text:list>
            <text:list-item>
              <text:p text:style-name="P949"><text:span text:style-name="T950">Se iese din program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Symbol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alibri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alibri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alibri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alibri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Calibri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Calibri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)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prefix="(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UDOR CRISTIAN MURARIU</meta:initial-creator>
    <dc:creator>TUDOR CRISTIAN MURARIU</dc:creator>
    <meta:creation-date>2021-10-29T19:06:00Z</meta:creation-date>
    <dc:date>2021-10-29T19:06:00Z</dc:date>
    <meta:template xlink:href="Normal.dotm" xlink:type="simple"/>
    <meta:editing-cycles>1</meta:editing-cycles>
    <meta:editing-duration>PT0S</meta:editing-duration>
    <meta:document-statistic meta:page-count="1" meta:paragraph-count="12" meta:word-count="953" meta:character-count="6379" meta:row-count="45" meta:non-whitespace-character-count="5438"/>
  </office:meta>
</office:document-meta>
</file>